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oudou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19">
            <text:p>519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02">
            <text:p>402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2">
            <text:p>4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657">
            <text:p>1,657</text:p>
          </table:table-cell>
          <table:table-cell table:style-name="ce22" office:value-type="float" office:value="332">
            <text:p>33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1">
            <text:p>5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97">
            <text:p>89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77">
            <text:p>67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222">
            <text:p>2222</text:p>
          </table:table-cell>
          <table:table-cell table:style-name="ce22" office:value-type="float" office:value="297">
            <text:p>29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094">
            <text:p>4094</text:p>
          </table:table-cell>
          <table:table-cell table:style-name="ce22" office:value-type="float" office:value="527">
            <text:p>52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751">
            <text:p>5751</text:p>
          </table:table-cell>
          <table:table-cell table:style-name="ce22" office:value-type="float" office:value="859">
            <text:p>85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